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7.15pt"/>
    </style:style>
    <style:style style:name="co3" style:family="table-column">
      <style:table-column-properties fo:break-before="auto" style:column-width="245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RROR ID</text:p>
          </table:table-cell>
          <table:table-cell office:value-type="string" calcext:value-type="string">
            <text:p>ERROR NAME</text:p>
          </table:table-cell>
          <table:table-cell office:value-type="string" calcext:value-type="string">
            <text:p>REMED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finite numbers in rand.cpp</text:p>
          </table:table-cell>
          <table:table-cell office:value-type="string" calcext:value-type="string">
            <text:p>time(&amp;t) is not writt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xpected unqualified-id before ‘)’ token  class sorter::sorter()</text:p>
            <text:p/>
          </table:table-cell>
          <table:table-cell office:value-type="string" calcext:value-type="string">
            <text:p>for constructor it should be specified as sorter::sor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e taken:0 <text:s/>in prog total time=end-start</text:p>
          </table:table-cell>
          <table:table-cell office:value-type="string" calcext:value-type="string">
            <text:p>total time=(double)(end-start)/colcks per seco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22"/>^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‘boys’ was not declared in this scope</text:p>
          </table:table-cell>
          <table:table-cell office:value-type="string" calcext:value-type="string">
            <text:p>it is not boys but boys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2"/>if(boys.size&gt;girls.siz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‘pair’ is ambiguous</text:p>
          </table:table-cell>
          <table:table-cell office:value-type="string" calcext:value-type="string">
            <text:p>size has to be declar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3"/>pair p[]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In function ‘int main()’:</text:p>
          </table:table-cell>
          <table:table-cell office:value-type="string" calcext:value-type="string">
            <text:p>in class teen teen() was not declared publ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mnight.cpp:59:1: error: ‘teen::teen()’ is priv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teen::teen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mnight.cpp:63:4: error: ‘boys1’ was not declared in this scope</text:p>
          </table:table-cell>
          <table:table-cell office:value-type="string" calcext:value-type="string">
            <text:p>I was initialized before boys1 array is crea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2"/>i=boys1.size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pp:79:21: error: ‘class king’ has no member named ‘j’</text:p>
          </table:table-cell>
          <table:table-cell office:value-type="string" calcext:value-type="string">
            <text:p>it was declared as kings1.k[i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3"/>cout&lt;&lt;"("&lt;&lt;kings1.j[i]&lt;&lt;","&lt;&lt;hurdles1.h[j]&lt;&lt;")"&lt;&lt;" "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void sort_x(coordinate a[1000],int size);</text:p>
          </table:table-cell>
          <table:table-cell office:value-type="string" calcext:value-type="string">
            <text:p>passing is class is not possi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t&lt;&lt;"("&lt;&lt;a[index1].x&lt;&lt;","&lt;&lt;a[index1].y&lt;&lt;")"&lt;&lt;" ";</text:p>
          </table:table-cell>
          <table:table-cell office:value-type="string" calcext:value-type="string">
            <text:p>a.x is not possible as it has not been passed proper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n&lt;&lt;size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‘yi’ was not declared in this scope</text:p>
          </table:table-cell>
          <table:table-cell office:value-type="string" calcext:value-type="string">
            <text:p>yi should be declared befo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2"/>sort_y(xi,yi,l-1)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ftarray: -1 0 0 </text:p>
          </table:table-cell>
          <table:table-cell office:value-type="string" calcext:value-type="string">
            <text:p>in merge sort last element has not been initiated proper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ght array:4 0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ray:-1 0 0 0 0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sorted array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1 0 0 0 0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 error: request for member ‘size’ in ‘((heap*)this)-&gt;heap::list[i]’, which is of non-class type ‘int’</text:p>
            <text:p>   cout&lt;&lt;list[i].size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om /usr/include/c++/4.9/string:53:0,</text:p>
          </table:table-cell>
          <table:table-cell office:value-type="string" calcext:value-type="string">
            <text:p>#include&lt;string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crosses initialization of ‘std::string q’</text:p>
          </table:table-cell>
          <table:table-cell office:value-type="string" calcext:value-type="string">
            <text:p>in switch block <text:s/>{} define string within the bra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string q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ysmalloc: Assertion `(old_top == (((mbinptr) (((char *) &amp;((av)-&gt;bins[((1) - 1) * 2])) - __builtin_offsetof (struct malloc_chunk, fd)))) &amp;&amp; old_size == 0) || ((unsigned long) (old_size) &gt;= (unsigned long)((((__builtin_offsetof (struct malloc_chunk, fd_nextsize))+((2 *(sizeof(size_t))) - 1)) &amp; ~((2 *(sizeof(size_t))) - 1))) &amp;&amp; ((old_top)-&gt;size &amp; 0x1) &amp;&amp; ((unsigned long) old_end &amp; pagemask) == 0)' failed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2345Aborted (core dumped)</text:p>
          </table:table-cell>
          <table:table-cell office:value-type="string" calcext:value-type="string">
            <text:p>solution:for dynamic arrays values must be given from o not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te: previous specification in ‘knap_sack::knap_sack(int, int*, int*, int)’ he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3"/>knap_sack(int W,int weight[100],int profit[100],int flag=0);</text:p>
          </table:table-cell>
          <table:table-cell office:value-type="string" calcext:value-type="string">
            <text:p>solution:in class while defining functions the parametesrs must be set to default value but not during agin in function explana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int profit[100]={0},</text:p>
          </table:table-cell>
          <table:table-cell office:value-type="string" calcext:value-type="string">
            <text:p>for setting arrays to default value p[100]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include&lt;iostram&gt;</text:p>
          </table:table-cell>
          <table:table-cell office:value-type="string" calcext:value-type="string">
            <text:p>iostre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18"/>^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mpilation termina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st int max=3;</text:p>
          </table:table-cell>
          <table:table-cell office:value-type="string" calcext:value-type="string">
            <text:p>use #define max 3 instead of this as it leads to many erro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/tmp/cceq1LcY.o: In function `__static_initialization_and_destruction_0(int, int)':</text:p>
          </table:table-cell>
          <table:table-cell/>
          <table:table-cell office:value-type="string" calcext:value-type="string">
            <text:p>creating template by using .h and .cpp file and to create object in another program we use queue&lt;int&gt; int_q1; but before that in cpp file of queue at the end we should write </text:p>
          </table:table-cell>
        </table:table-row>
        <table:table-row table:style-name="ro1">
          <table:table-cell/>
          <table:table-cell office:value-type="string" calcext:value-type="string">
            <text:p>bfs_matrix.cpp:(.text+0x3f3): undefined reference to `user_queue&lt;int&gt;::user_queue(int)'</text:p>
          </table:table-cell>
          <table:table-cell/>
          <table:table-cell office:value-type="string" calcext:value-type="string">
            <text:p>template class queue&lt;int&gt;;</text:p>
          </table:table-cell>
        </table:table-row>
        <table:table-row table:style-name="ro1">
          <table:table-cell/>
          <table:table-cell office:value-type="string" calcext:value-type="string">
            <text:p>collect2: error: ld returned 1 exit status</text:p>
          </table:table-cell>
          <table:table-cell/>
          <table:table-cell office:value-type="string" calcext:value-type="string">
            <text:p>template <text:s/>class queue&lt;float&gt;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 style:data-style-name="N2" text:time-value="16:52:45.9644417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4T19:11:48.570321729</meta:creation-date>
    <meta:generator>LibreOffice/4.4.2.2$Linux_x86 LibreOffice_project/40m0$Build-2</meta:generator>
    <dc:date>2016-04-12T16:55:21.459377823</dc:date>
    <meta:editing-duration>PT3H44M45S</meta:editing-duration>
    <meta:editing-cycles>14</meta:editing-cycles>
    <meta:document-statistic meta:table-count="1" meta:cell-count="66" meta:object-count="0"/>
  </office:meta>
</office:document-meta>
</file>